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519100"/>
    </style:style>
    <style:style style:name="P3" style:family="paragraph" style:parent-style-name="Standard">
      <style:paragraph-properties fo:text-align="justify" style:justify-single-word="false"/>
      <style:text-properties officeooo:paragraph-rsid="001fa861"/>
    </style:style>
    <style:style style:name="P4" style:family="paragraph" style:parent-style-name="Standard">
      <style:paragraph-properties fo:text-align="justify" style:justify-single-word="false"/>
      <style:text-properties officeooo:paragraph-rsid="004202de"/>
    </style:style>
    <style:style style:name="P5" style:family="paragraph" style:parent-style-name="Standard">
      <style:paragraph-properties fo:text-align="justify" style:justify-single-word="false"/>
      <style:text-properties officeooo:paragraph-rsid="0040c743"/>
    </style:style>
    <style:style style:name="P6" style:family="paragraph" style:parent-style-name="Standard">
      <style:paragraph-properties fo:text-align="justify" style:justify-single-word="false"/>
      <style:text-properties officeooo:paragraph-rsid="003fd461"/>
    </style:style>
    <style:style style:name="P7" style:family="paragraph" style:parent-style-name="Standard">
      <style:paragraph-properties fo:text-align="justify" style:justify-single-word="false"/>
      <style:text-properties officeooo:paragraph-rsid="005573a4"/>
    </style:style>
    <style:style style:name="P8" style:family="paragraph" style:parent-style-name="Standard">
      <style:paragraph-properties fo:text-align="justify" style:justify-single-word="false"/>
      <style:text-properties officeooo:paragraph-rsid="001447cc"/>
    </style:style>
    <style:style style:name="P9" style:family="paragraph" style:parent-style-name="Standard">
      <style:paragraph-properties fo:text-align="justify" style:justify-single-word="false"/>
      <style:text-properties officeooo:paragraph-rsid="00205307"/>
    </style:style>
    <style:style style:name="P10" style:family="paragraph" style:parent-style-name="Standard">
      <style:paragraph-properties fo:text-align="justify" style:justify-single-word="false"/>
      <style:text-properties officeooo:paragraph-rsid="005e82b4"/>
    </style:style>
    <style:style style:name="P11" style:family="paragraph" style:parent-style-name="Standard">
      <style:paragraph-properties fo:text-align="justify" style:justify-single-word="false"/>
      <style:text-properties officeooo:paragraph-rsid="00606db4"/>
    </style:style>
    <style:style style:name="P12" style:family="paragraph" style:parent-style-name="Standard">
      <style:paragraph-properties fo:text-align="justify" style:justify-single-word="false"/>
      <style:text-properties officeooo:paragraph-rsid="00609aee"/>
    </style:style>
    <style:style style:name="P13" style:family="paragraph" style:parent-style-name="Standard">
      <style:paragraph-properties fo:text-align="justify" style:justify-single-word="false"/>
      <style:text-properties officeooo:paragraph-rsid="00688517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30d549" officeooo:paragraph-rsid="0013482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530bb9" officeooo:paragraph-rsid="00530bb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paragraph-rsid="00606db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1fa86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4202d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606db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322814" officeooo:paragraph-rsid="00356a1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26f74e" officeooo:paragraph-rsid="00358e53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530bb9" officeooo:paragraph-rsid="00530bb9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530bb9" officeooo:paragraph-rsid="005573a4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officeooo:rsid="00298a63" officeooo:paragraph-rsid="00298a63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officeooo:rsid="00298a63" officeooo:paragraph-rsid="00571769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tyle="italic" officeooo:rsid="00197691" officeooo:paragraph-rsid="0035632e" style:font-style-asian="italic" style:font-style-complex="italic"/>
    </style:style>
    <style:style style:name="P27" style:family="paragraph" style:parent-style-name="Standard">
      <style:paragraph-properties fo:text-align="justify" style:justify-single-word="false"/>
      <style:text-properties fo:font-style="italic" fo:font-weight="bold" officeooo:rsid="0035632e" officeooo:paragraph-rsid="0046f25a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rsid="00134829" officeooo:paragraph-rsid="00134829"/>
    </style:style>
    <style:style style:name="P29" style:family="paragraph" style:parent-style-name="Standard">
      <style:paragraph-properties fo:text-align="justify" style:justify-single-word="false"/>
      <style:text-properties officeooo:rsid="00134829" officeooo:paragraph-rsid="00358e53"/>
    </style:style>
    <style:style style:name="P30" style:family="paragraph" style:parent-style-name="Standard">
      <style:paragraph-properties fo:text-align="justify" style:justify-single-word="false"/>
      <style:text-properties officeooo:rsid="00134829" officeooo:paragraph-rsid="00356a18"/>
    </style:style>
    <style:style style:name="P31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134829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356a18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4pt" fo:font-weight="bold" officeooo:paragraph-rsid="00606db4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officeooo:rsid="0021c264" officeooo:paragraph-rsid="00358e53"/>
    </style:style>
    <style:style style:name="P35" style:family="paragraph" style:parent-style-name="Standard">
      <style:paragraph-properties fo:text-align="justify" style:justify-single-word="false"/>
      <style:text-properties officeooo:rsid="0024db34" officeooo:paragraph-rsid="00358e53"/>
    </style:style>
    <style:style style:name="P36" style:family="paragraph" style:parent-style-name="Standard">
      <style:paragraph-properties fo:text-align="justify" style:justify-single-word="false"/>
      <style:text-properties officeooo:rsid="005e82b4" officeooo:paragraph-rsid="005e82b4"/>
    </style:style>
    <style:style style:name="P37" style:family="paragraph" style:parent-style-name="Standard">
      <style:paragraph-properties fo:text-align="justify" style:justify-single-word="false"/>
      <style:text-properties fo:font-style="normal" officeooo:rsid="004202de" officeooo:paragraph-rsid="005e82b4" style:font-style-asian="normal" style:font-style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519100" officeooo:paragraph-rsid="00606db4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officeooo:rsid="00134829" officeooo:paragraph-rsid="006d1ca5"/>
    </style:style>
    <style:style style:name="P40" style:family="paragraph" style:parent-style-name="Standard">
      <style:paragraph-properties fo:text-align="justify" style:justify-single-word="false"/>
      <style:text-properties officeooo:rsid="00134829" officeooo:paragraph-rsid="001af3da"/>
    </style:style>
    <style:style style:name="P41" style:family="paragraph" style:parent-style-name="Standard">
      <style:paragraph-properties fo:text-align="justify" style:justify-single-word="false"/>
      <style:text-properties officeooo:paragraph-rsid="006d1ca5"/>
    </style:style>
    <style:style style:name="P42" style:family="paragraph" style:parent-style-name="Standard">
      <style:paragraph-properties fo:text-align="justify" style:justify-single-word="false"/>
      <style:text-properties officeooo:paragraph-rsid="00530bb9"/>
    </style:style>
    <style:style style:name="P43" style:family="paragraph" style:parent-style-name="Standard">
      <style:paragraph-properties fo:text-align="justify" style:justify-single-word="false"/>
      <style:text-properties officeooo:rsid="00530bb9" officeooo:paragraph-rsid="00530bb9"/>
    </style:style>
    <style:style style:name="T1" style:family="text">
      <style:text-properties officeooo:rsid="00134829"/>
    </style:style>
    <style:style style:name="T2" style:family="text">
      <style:text-properties officeooo:rsid="001447cc"/>
    </style:style>
    <style:style style:name="T3" style:family="text">
      <style:text-properties officeooo:rsid="00197691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34829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af3da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37a368" style:font-size-asian="14pt" style:font-weight-asian="bold" style:font-size-complex="14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30ed4" style:font-style-asian="italic" style:font-style-complex="italic"/>
    </style:style>
    <style:style style:name="T10" style:family="text">
      <style:text-properties fo:font-style="italic" officeooo:rsid="0021c264" style:font-style-asian="italic" style:font-style-complex="italic"/>
    </style:style>
    <style:style style:name="T11" style:family="text">
      <style:text-properties fo:font-style="italic" officeooo:rsid="0024db34" style:font-style-asian="italic" style:font-style-complex="italic"/>
    </style:style>
    <style:style style:name="T12" style:family="text">
      <style:text-properties fo:font-style="italic" officeooo:rsid="003fd461" style:font-style-asian="italic" style:font-style-complex="italic"/>
    </style:style>
    <style:style style:name="T13" style:family="text">
      <style:text-properties fo:font-style="italic" officeooo:rsid="0040c743" style:font-style-asian="italic" style:font-style-complex="italic"/>
    </style:style>
    <style:style style:name="T14" style:family="text">
      <style:text-properties fo:font-style="italic" officeooo:rsid="004202de" style:font-style-asian="italic" style:font-style-complex="italic"/>
    </style:style>
    <style:style style:name="T15" style:family="text">
      <style:text-properties fo:font-style="italic" officeooo:rsid="001fa861" style:font-style-asian="italic" style:font-style-complex="italic"/>
    </style:style>
    <style:style style:name="T16" style:family="text">
      <style:text-properties fo:font-style="italic" officeooo:rsid="005e82b4" style:font-style-asian="italic" style:font-style-complex="italic"/>
    </style:style>
    <style:style style:name="T17" style:family="text">
      <style:text-properties fo:font-style="italic" officeooo:rsid="00197691" style:font-style-asian="italic" style:font-style-complex="italic"/>
    </style:style>
    <style:style style:name="T18" style:family="text">
      <style:text-properties fo:font-style="italic" officeooo:rsid="00205307" style:font-style-asian="italic" style:font-style-complex="italic"/>
    </style:style>
    <style:style style:name="T19" style:family="text">
      <style:text-properties fo:font-style="italic" style:text-underline-style="none" officeooo:rsid="00606db4" style:font-style-asian="italic" style:font-style-complex="italic"/>
    </style:style>
    <style:style style:name="T20" style:family="text">
      <style:text-properties fo:font-style="italic" style:text-underline-style="none" officeooo:rsid="0050174a" style:font-size-asian="10.5pt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35632e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solid" style:text-underline-width="auto" style:text-underline-color="font-color" officeooo:rsid="006d1ca5" style:font-style-asian="italic" style:font-style-complex="italic"/>
    </style:style>
    <style:style style:name="T24" style:family="text">
      <style:text-properties style:text-underline-style="solid" style:text-underline-width="auto" style:text-underline-color="font-color" officeooo:rsid="001447cc"/>
    </style:style>
    <style:style style:name="T25" style:family="text">
      <style:text-properties style:text-underline-style="solid" style:text-underline-width="auto" style:text-underline-color="font-color" officeooo:rsid="00197691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5632e" style:font-weight-asian="normal" style:font-weight-complex="normal"/>
    </style:style>
    <style:style style:name="T28" style:family="text">
      <style:text-properties fo:font-size="12pt" fo:font-style="italic" fo:font-weight="normal" officeooo:rsid="004202de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italic" fo:font-weight="normal" officeooo:rsid="005573a4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italic" fo:font-weight="normal" officeooo:rsid="001fa861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fo:font-weight="normal" officeooo:rsid="00205307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fo:font-weight="normal" officeooo:rsid="00530bb9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font-style="italic" fo:font-weight="normal" officeooo:rsid="00571769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font-style="italic" fo:font-weight="normal" officeooo:rsid="00609aee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size="12pt" fo:font-style="italic" fo:font-weight="normal" officeooo:rsid="0066a8b5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size="12pt" fo:font-style="italic" fo:font-weight="normal" officeooo:rsid="00688517" style:font-size-asian="10.5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2pt" fo:font-style="italic" style:text-underline-style="none" fo:font-weight="normal" officeooo:rsid="004d9b1c" style:font-size-asian="10.5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size="12pt" fo:font-style="italic" style:text-underline-style="none" fo:font-weight="normal" officeooo:rsid="0050f423" style:font-size-asian="10.5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size="12pt" fo:font-style="italic" style:text-underline-style="none" fo:font-weight="normal" officeooo:rsid="00519100" style:font-size-asian="10.5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size="12pt" fo:font-style="italic" style:text-underline-style="none" fo:font-weight="normal" officeooo:rsid="00530bb9" style:font-size-asian="10.5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size="12pt" fo:font-style="italic" style:text-underline-style="none" fo:font-weight="normal" officeooo:rsid="005573a4" style:font-size-asian="10.5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2pt" fo:font-style="italic" style:text-underline-style="none" fo:font-weight="normal" officeooo:rsid="006acfe8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size="12pt" fo:font-weight="normal" officeooo:rsid="00197691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134829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1447cc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1fa861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205307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4202de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5573a4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5e82b4" style:font-size-asian="12pt" style:font-weight-asian="normal" style:font-size-complex="12pt" style:font-weight-complex="normal"/>
    </style:style>
    <style:style style:name="T51" style:family="text">
      <style:text-properties fo:font-size="12pt" fo:font-weight="normal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30d549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377290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43578b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4d9b1c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519100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530bb9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1447cc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53e962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571769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609aee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66a8b5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688517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71f1a5" style:font-size-asian="10.5pt" style:font-weight-asian="normal" style:font-size-complex="12pt" style:font-weight-complex="normal"/>
    </style:style>
    <style:style style:name="T65" style:family="text">
      <style:text-properties fo:font-size="12pt" fo:font-style="normal" fo:font-weight="normal" officeooo:rsid="005573a4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606db4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style:text-underline-style="none" fo:font-weight="normal" officeooo:rsid="004d9b1c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style:text-underline-style="none" fo:font-weight="normal" officeooo:rsid="0050f423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style:text-underline-style="none" fo:font-weight="normal" officeooo:rsid="00519100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style:text-underline-style="none" fo:font-weight="normal" officeooo:rsid="00530bb9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style:text-underline-style="none" fo:font-weight="normal" officeooo:rsid="0066a8b5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style:text-underline-style="none" fo:font-weight="normal" officeooo:rsid="00688517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style:text-underline-style="none" fo:font-weight="normal" officeooo:rsid="006a59f2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officeooo:rsid="001fa861"/>
    </style:style>
    <style:style style:name="T75" style:family="text">
      <style:text-properties officeooo:rsid="00205307"/>
    </style:style>
    <style:style style:name="T76" style:family="text">
      <style:text-properties officeooo:rsid="0021c264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officeooo:rsid="0024db34" style:font-style-asian="normal" style:font-style-complex="normal"/>
    </style:style>
    <style:style style:name="T79" style:family="text">
      <style:text-properties fo:font-style="normal" officeooo:rsid="003fd461" style:font-style-asian="normal" style:font-style-complex="normal"/>
    </style:style>
    <style:style style:name="T80" style:family="text">
      <style:text-properties fo:font-style="normal" officeooo:rsid="0040c743" style:font-style-asian="normal" style:font-style-complex="normal"/>
    </style:style>
    <style:style style:name="T81" style:family="text">
      <style:text-properties fo:font-style="normal" officeooo:rsid="004202de" style:font-style-asian="normal" style:font-style-complex="normal"/>
    </style:style>
    <style:style style:name="T82" style:family="text">
      <style:text-properties fo:font-style="normal" officeooo:rsid="005e82b4" style:font-style-asian="normal" style:font-style-complex="normal"/>
    </style:style>
    <style:style style:name="T83" style:family="text">
      <style:text-properties fo:font-style="normal" officeooo:rsid="00606db4" style:font-style-asian="normal" style:font-style-complex="normal"/>
    </style:style>
    <style:style style:name="T84" style:family="text">
      <style:text-properties fo:font-style="normal" officeooo:rsid="00661dae" style:font-style-asian="normal" style:font-style-complex="normal"/>
    </style:style>
    <style:style style:name="T8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6" style:family="text">
      <style:text-properties fo:font-style="normal" style:text-underline-style="solid" style:text-underline-width="auto" style:text-underline-color="font-color" officeooo:rsid="006d1ca5" style:font-style-asian="normal" style:font-style-complex="normal"/>
    </style:style>
    <style:style style:name="T87" style:family="text">
      <style:text-properties fo:font-style="normal" style:text-underline-style="none" officeooo:rsid="00519100" style:font-style-asian="normal" style:font-style-complex="normal"/>
    </style:style>
    <style:style style:name="T88" style:family="text">
      <style:text-properties fo:font-style="normal" style:text-underline-style="none" officeooo:rsid="00606db4" style:font-style-asian="normal" style:font-style-complex="normal"/>
    </style:style>
    <style:style style:name="T89" style:family="text">
      <style:text-properties fo:font-style="normal" style:text-underline-style="none" officeooo:rsid="00609aee" style:font-style-asian="normal" style:font-style-complex="normal"/>
    </style:style>
    <style:style style:name="T90" style:family="text">
      <style:text-properties fo:font-style="normal" style:text-underline-style="none" officeooo:rsid="006d1ca5" style:font-style-asian="normal" style:font-style-complex="normal"/>
    </style:style>
    <style:style style:name="T91" style:family="text">
      <style:text-properties fo:font-style="normal" style:text-underline-style="none" officeooo:rsid="0050174a" style:font-size-asian="10.5pt" style:font-style-asian="normal" style:font-style-complex="normal"/>
    </style:style>
    <style:style style:name="T92" style:family="text">
      <style:text-properties officeooo:rsid="00230ed4"/>
    </style:style>
    <style:style style:name="T93" style:family="text">
      <style:text-properties officeooo:rsid="0024db34"/>
    </style:style>
    <style:style style:name="T94" style:family="text">
      <style:text-properties officeooo:rsid="0026a962"/>
    </style:style>
    <style:style style:name="T95" style:family="text">
      <style:text-properties officeooo:rsid="0037a368"/>
    </style:style>
    <style:style style:name="T96" style:family="text">
      <style:text-properties officeooo:rsid="003fd461"/>
    </style:style>
    <style:style style:name="T97" style:family="text">
      <style:text-properties officeooo:rsid="0040c743"/>
    </style:style>
    <style:style style:name="T98" style:family="text">
      <style:text-properties officeooo:rsid="004202de"/>
    </style:style>
    <style:style style:name="T99" style:family="text">
      <style:text-properties officeooo:rsid="0046f25a"/>
    </style:style>
    <style:style style:name="T100" style:family="text">
      <style:text-properties officeooo:rsid="00479919"/>
    </style:style>
    <style:style style:name="T101" style:family="text">
      <style:text-properties officeooo:rsid="00577e27"/>
    </style:style>
    <style:style style:name="T102" style:family="text">
      <style:text-properties officeooo:rsid="005e82b4"/>
    </style:style>
    <style:style style:name="T103" style:family="text">
      <style:text-properties officeooo:rsid="0063a2c9"/>
    </style:style>
    <style:style style:name="T104" style:family="text">
      <style:text-properties officeooo:rsid="0064bf13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Detalharemos agora cada módulo (função) do código-fonte:</text:p>
      <text:p text:style-name="P28"/>
      <text:p text:style-name="P32">→<text:span text:style-name="T95"> </text:span><text:s/>aloc_int </text:p>
      <text:p text:style-name="P6"><text:span text:style-name="T1"><text:tab/></text:span><text:span text:style-name="T94">Essa função irá alocar dinamicamente a matriz principal do programa. </text:span><text:span text:style-name="T96">Isso significa dizer que ela irá ter um custo assintótico de espaço de </text:span><text:span text:style-name="T12">O(n²)</text:span><text:span text:style-name="T96">, pois te</text:span><text:span text:style-name="T103">rá</text:span><text:span text:style-name="T96"> uma matriz </text:span><text:span text:style-name="T12">nxn</text:span><text:span text:style-name="T96"> onde será alocado cada posição uma única vez. </text:span></text:p>
      <text:p text:style-name="P6"><text:span text:style-name="T96"><text:tab/>Como o procedimentos para a alocação requer apenas uma passagem de </text:span><text:span text:style-name="T12">0 </text:span><text:span text:style-name="T79">a</text:span><text:span text:style-name="T12"> n-1</text:span><text:span text:style-name="T96">, em tempo teremos então, o custo de </text:span><text:span text:style-name="T12">O(n)</text:span><text:span text:style-name="T96">. </text:span><text:span text:style-name="T94">(Obs.: a matriz é alocada com “calloc”, isso significa que ela já está preenchida inteiramente com o valor “0”</text:span><text:span text:style-name="T101">).</text:span></text:p>
      <text:p text:style-name="P32"/>
      <text:p text:style-name="P32">→<text:span text:style-name="T95"> </text:span>free_aloc_int </text:p>
      <text:p text:style-name="P30"><text:tab/><text:span text:style-name="T76">Essa função </text:span><text:span text:style-name="T92">irá </text:span><text:span text:style-name="T76">desloca</text:span><text:span text:style-name="T92">r </text:span><text:span text:style-name="T76">a matriz </text:span><text:span text:style-name="T92">principal do programa, </text:span><text:span text:style-name="T96">para isso teremos o processo inverso descrito em “aloc_int”, então em tempo também teremos </text:span><text:span text:style-name="T12">O(n)</text:span><text:span text:style-name="T79">, como não há nenhum espaço alocado nesse módulo, o custo será constante isso é, </text:span><text:span text:style-name="T12">O(1)</text:span><text:span text:style-name="T79">.</text:span></text:p>
      <text:p text:style-name="P20"/>
      <text:p text:style-name="P29"><text:span text:style-name="T4">→</text:span><text:span text:style-name="T7"> </text:span><text:span text:style-name="T4">rlc_binary</text:span> </text:p>
      <text:p text:style-name="P5"><text:span text:style-name="T1"><text:tab/></text:span><text:span text:style-name="T76">Essa função é o esqueleto de todo o código fonte, ela colhe todos os valores passados no arquivo em um vetor único </text:span><text:span text:style-name="T10">“numbers_arc” </text:span><text:span text:style-name="T13">(</text:span><text:span text:style-name="T80">que possui um custo de espaço constante </text:span><text:span text:style-name="T13">O(1)</text:span><text:span text:style-name="T80">).</text:span><text:span text:style-name="T76"> </text:span><text:span text:style-name="T97">A</text:span><text:span text:style-name="T76">pós isso ela irá preencher somente a primeira linha e primeira coluna da <text:s/></text:span><text:span text:style-name="T10">“matriz_aloc” </text:span><text:span text:style-name="T97">(o custo dessa matriz </text:span><text:span text:style-name="T104">em</text:span><text:span text:style-name="T98"> espaço </text:span><text:span text:style-name="T97">já foi detalhado e definido em </text:span><text:span text:style-name="T13">“aloc_int”</text:span><text:span text:style-name="T80">, </text:span><text:span text:style-name="T81">o custo de tempo será detalhado posteriormente</text:span><text:span text:style-name="T97">) </text:span><text:span text:style-name="T76">com os valores passados como argumento na primeira linha do arquivo. </text:span></text:p>
      <text:p text:style-name="P10"><text:span text:style-name="T76"><text:tab/></text:span><text:span text:style-name="T92"> Assim quando obtivermos esse vetor </text:span><text:span text:style-name="T102">(</text:span><text:span text:style-name="T10">“numbers_arc”</text:span><text:span text:style-name="T102">)</text:span><text:span text:style-name="T92">, teremos os vetores </text:span><text:span text:style-name="T9">“par_eixo_x” </text:span><text:span text:style-name="T92">e </text:span><text:span text:style-name="T9">“par_eixo_y”</text:span><text:span text:style-name="T92"> onde ficarão respectivamente <text:s/>os valores de x e y de forma sincronizada, ou seja, a posição 0 dos dois vetores terá exatamente </text:span><text:span text:style-name="T104">o primeiro par da entrada de dados</text:span><text:span text:style-name="T92">, </text:span><text:span text:style-name="T98">esses dois </text:span><text:span text:style-name="T102">vetores acima</text:span><text:span text:style-name="T98"> terão </text:span><text:span text:style-name="T102">custo de tempo e espaço respectivamente da ordem de</text:span><text:span text:style-name="T16"> O(1)</text:span><text:span text:style-name="T102"> e </text:span><text:span text:style-name="T16">O(n)</text:span><text:span text:style-name="T82">, já que foram alocados dinamicamente</text:span><text:span text:style-name="T98">.</text:span></text:p>
      <text:p text:style-name="P34"><text:tab/><text:span text:style-name="T93">Por fim, os vetores </text:span><text:span text:style-name="T9">“par_eixo_x” </text:span><text:span text:style-name="T92">e </text:span><text:span text:style-name="T9">“par_eixo_y” </text:span><text:span text:style-name="T78">irão percorrer toda a matriz </text:span><text:span text:style-name="T11">“matriz_aloc” </text:span><text:span text:style-name="T78">computando os pares e preenchendo-os com o valor “1”.</text:span></text:p>
      <text:p text:style-name="P35"><text:span text:style-name="T77"><text:tab/></text:span><text:span text:style-name="T81">Note que para o preenchimento dessa matriz, é necessário passar </text:span><text:span text:style-name="T14">n vezes</text:span><text:span text:style-name="T81"> em cada posição da <text:s/>matriz </text:span><text:span text:style-name="T14">nxn</text:span><text:span text:style-name="T81">, logo o custo assintótico de tempo gasto nessa parte será </text:span><text:span text:style-name="T14">O(n³)</text:span><text:span text:style-name="T81">.</text:span></text:p>
      <text:p text:style-name="P37"><text:tab/><text:tab/></text:p>
      <text:p text:style-name="P36"><text:span text:style-name="T81"><text:tab/></text:span><text:span text:style-name="T85">Para os módulos a seguir use: </text:span></text:p>
      <text:p text:style-name="P10"><text:span text:style-name="T81"><text:tab/></text:span><text:span text:style-name="T82">Caso alguma das condições que serão descritas abaixo for </text:span><text:span text:style-name="T16">falsa</text:span><text:span text:style-name="T82">, </text:span><text:span text:style-name="T83">ou seja, quando a condição descrita não é satisfeita</text:span><text:span text:style-name="T82"> será alocado os pares faltantes, que impedem a relação de ser verdadeira, em uma variável chamada </text:span><text:span text:style-name="T16">“vetor_resposta”</text:span><text:span text:style-name="T82"> de tamanho constante que será detalhado no módulo </text:span><text:span text:style-name="T16">“main”</text:span><text:span text:style-name="T82">. </text:span><text:span text:style-name="T84">Tal computação é realizada em tempo de execução durante a verificação da condição por isso não é gasto um tempo mais do que já está sendo consumido. </text:span><text:span text:style-name="T82">Caso o módulo não realize essa computação será descrito no mesmo.</text:span></text:p>
      <text:p text:style-name="P21"/>
      <text:p text:style-name="P31">→<text:span text:style-name="T95"> </text:span>reflexiva </text:p>
      <text:p text:style-name="P1"><text:tab/><text:span text:style-name="T24">Def</text:span><text:span text:style-name="T25">inição</text:span><text:span text:style-name="T2">: </text:span><text:span text:style-name="T90"><draw:frame draw:style-name="fr1" draw:name="Objeto2" text:anchor-type="as-char" svg:y="-0.386cm" svg:width="6.279cm" svg:height="0.508cm" draw:z-index="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8"><text:span text:style-name="T2"><text:tab/>Essa função verifica </text:span><text:span text:style-name="T3">se a diagonal principal está </text:span><text:span text:style-name="T17">inteiramente preenchida</text:span><text:span text:style-name="T3"> com o valor “1”.</text:span></text:p>
      <text:p text:style-name="P8"><text:span text:style-name="T2"><text:tab/></text:span><text:span text:style-name="T98">Como é necessário verificar cada posição da matriz nxn, teremos um custo assintótico de tempo representado por </text:span><text:span text:style-name="T14">O(n²)</text:span><text:span text:style-name="T98"> e como não há nenhuma alocação teremos custo constante de espaço, ou seja, </text:span><text:span text:style-name="T14">O(1)</text:span><text:span text:style-name="T98">.</text:span></text:p>
      <text:p text:style-name="P26"/>
      <text:p text:style-name="P31">→<text:span text:style-name="T95"> </text:span>irreflexiva </text:p>
      <text:p text:style-name="P39"><text:tab/><text:span text:style-name="T24">Def</text:span><text:span text:style-name="T25">inição</text:span><text:span text:style-name="T2">: </text:span><text:span text:style-name="T90"><draw:frame draw:style-name="fr1" draw:name="Objeto1" text:anchor-type="as-char" svg:y="-0.386cm" svg:width="6.556cm" svg:height="0.508cm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0"><text:span text:style-name="T44"><text:tab/></text:span><text:span text:style-name="T45">Essa função verifica </text:span><text:span text:style-name="T43">se a diagonal principal </text:span><text:span text:style-name="T46">possui algum valor </text:span><text:span text:style-name="T30">diferente</text:span><text:span text:style-name="T46"> de “1”</text:span><text:span text:style-name="T50">.</text:span></text:p>
      <text:p text:style-name="P3"><text:span text:style-name="T46"><text:tab/></text:span><text:span text:style-name="T48">Custo assintótico de tempo e espaço já detalhados em </text:span><text:span text:style-name="T28">“reflexiva”</text:span><text:span text:style-name="T48">.</text:span></text:p>
      <text:p text:style-name="P31"/>
      <text:p text:style-name="P31"><text:soft-page-break/><text:span text:style-name="T3">→</text:span><text:span text:style-name="T95"> </text:span><text:span text:style-name="T3">simetrica </text:span></text:p>
      <text:p text:style-name="P41"><text:span text:style-name="T1"><text:tab/></text:span><text:span text:style-name="T24">Def</text:span><text:span text:style-name="T25">inição</text:span><text:span text:style-name="T2">: </text:span><draw:frame draw:style-name="fr2" draw:name="Objeto4" text:anchor-type="as-char" svg:y="-0.386cm" svg:width="10.312cm" svg:height="0.508cm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17"><text:tab/><text:span text:style-name="T2">Essa função verifica </text:span><text:span text:style-name="T3">se </text:span><text:span text:style-name="T74">o elemento da </text:span><text:span text:style-name="T15">“[i][j] == [j][i]”</text:span><text:span text:style-name="T74"> para toda a matriz.</text:span></text:p>
      <text:p text:style-name="P18"><text:tab/><text:span text:style-name="T98">Custo assintótico de tempo e espaço já detalhados em </text:span><text:span text:style-name="T14">“reflexiva”</text:span><text:span text:style-name="T98">.</text:span></text:p>
      <text:p text:style-name="P18"/>
      <text:p text:style-name="P31">→<text:span text:style-name="T95"> </text:span>anti_simetrica </text:p>
      <text:p text:style-name="P40"><text:tab/><text:span text:style-name="T24">Def</text:span><text:span text:style-name="T25">inição</text:span><text:span text:style-name="T2">: </text:span><text:span text:style-name="T2"><draw:frame draw:style-name="fr2" draw:name="Objeto5" text:anchor-type="as-char" svg:y="-0.386cm" svg:width="12.622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7"><text:span text:style-name="T44"><text:tab/></text:span><text:span text:style-name="T45">Essa função verifica </text:span><text:span text:style-name="T43">se </text:span><text:span text:style-name="T46">o elemento da </text:span><text:span text:style-name="T30">“[i][j] != [j][i]”</text:span><text:span text:style-name="T46"> <text:s/></text:span><text:span text:style-name="T47">a menos que </text:span><text:span text:style-name="T31">i e j sejam iguais</text:span><text:span text:style-name="T47">.</text:span></text:p>
      <text:p text:style-name="P4"><text:span text:style-name="T47"><text:tab/></text:span><text:span text:style-name="T48">Custo assintótico de tempo e espaço já detalhados em </text:span><text:span text:style-name="T28">“reflexiva”</text:span><text:span text:style-name="T48">.</text:span><text:span text:style-name="T52"><text:tab/></text:span></text:p>
      <text:p text:style-name="P14"/>
      <text:p text:style-name="P31">→<text:span text:style-name="T95"> </text:span>assimetrica </text:p>
      <text:p text:style-name="P40"><text:tab/><text:span text:style-name="T24">Def</text:span><text:span text:style-name="T25">inição</text:span><text:span text:style-name="T2">: </text:span><text:span text:style-name="T2"><draw:frame draw:style-name="fr2" draw:name="Objeto6" text:anchor-type="as-char" svg:y="-0.386cm" svg:width="10.68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9"><text:tab/><text:span text:style-name="T2">Essa função verifica </text:span><text:span text:style-name="T3">se </text:span><text:span text:style-name="T74">o elemento da </text:span><text:span text:style-name="T15">“[i][j] != [j][i]”</text:span><text:span text:style-name="T74"> . </text:span><text:span text:style-name="T75">Se </text:span><text:span text:style-name="T18">i = j</text:span><text:span text:style-name="T75">, então não pode haver conexão. </text:span><text:span text:style-name="T91">Esse bloco apenas retornar “F” ou “V”, pois pela definição já dada em </text:span><text:span text:style-name="T20">“assimetrica” </text:span><text:span text:style-name="T91">quando essa relação for falsa, seus pares ordenados que fariam a sentença verdadeira já foram reproduzidos nos blocos </text:span><text:span text:style-name="T20">“irreflexiva”</text:span><text:span text:style-name="T91"> e </text:span><text:span text:style-name="T20">“antissimétrica”</text:span><text:span text:style-name="T91">. </text:span></text:p>
      <text:p text:style-name="P9"><text:span text:style-name="T44"><text:tab/></text:span><text:span text:style-name="T48">Nesse caso, como há somente verificação de condicionais, custo de tempo e espaço são constantes </text:span><text:span text:style-name="T49">nesse caso o custo assintótico para ambos é de </text:span><text:span text:style-name="T29">O(1)</text:span><text:span text:style-name="T49">.</text:span></text:p>
      <text:p text:style-name="P31"/>
      <text:p text:style-name="P31">→<text:span text:style-name="T95"> </text:span>transitiva </text:p>
      <text:p text:style-name="P40"><text:tab/><text:span text:style-name="T24">Def</text:span><text:span text:style-name="T25">inição</text:span><text:span text:style-name="T2">: </text:span><text:span text:style-name="T2"><draw:frame draw:style-name="fr2" draw:name="Objeto7" text:anchor-type="as-char" svg:y="-0.386cm" svg:width="12.721cm" svg:height="0.508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7"><text:span text:style-name="T44"><text:tab/></text:span><text:span text:style-name="T45">Essa função verifica </text:span><text:span text:style-name="T43">se </text:span><text:span text:style-name="T47"><text:s/>“</text:span><text:span text:style-name="T38">[i][j] == 1 &amp;&amp; [j][z] == 1 &amp;&amp; [i][z] </text:span><text:span text:style-name="T41">=</text:span><text:span text:style-name="T38">= 1”</text:span></text:p>
      <text:p text:style-name="P3"><text:span text:style-name="T47"><text:tab/></text:span><text:span text:style-name="T48">Como precisamos analisar as posições </text:span><text:span text:style-name="T28">x,y, z</text:span><text:span text:style-name="T48"> em uma matriz </text:span><text:span text:style-name="T28">nxn</text:span><text:span text:style-name="T48"> é necessário passar </text:span><text:span text:style-name="T28">n vezes</text:span><text:span text:style-name="T48"> por toda a matriz, isso significa que teremos um custo de </text:span><text:span text:style-name="T28">nxnxn</text:span><text:span text:style-name="T48"> o que pode ser representado por </text:span><text:span text:style-name="T28">O(n³) </text:span><text:span text:style-name="T65">em relação ao tempo e como </text:span><text:span text:style-name="T66">o </text:span><text:span text:style-name="T65">espaço ocupado <text:s/>é </text:span><text:span text:style-name="T66">constante </text:span><text:span text:style-name="T65">temos </text:span><text:span text:style-name="T29">O(1)</text:span><text:span text:style-name="T65">.</text:span></text:p>
      <text:p text:style-name="P11"><text:span text:style-name="T65"><text:tab/></text:span><text:span text:style-name="T68">Por fim, como a minha entrada é falsa a disposto da relação transitiva, incluiremos os valores que a tornariam verdadeira para que a saída esperada em </text:span><text:span text:style-name="T38">“fecho transitiva”</text:span><text:span text:style-name="T68"> </text:span><text:span text:style-name="T73">(</text:span><text:span text:style-name="T68">que será detalhada </text:span><text:span text:style-name="T71">em breve</text:span><text:span text:style-name="T73">)</text:span><text:span text:style-name="T68"> esteja correta,</text:span><text:span text:style-name="T69"> isso novamente ocasiona o uso de uma estrutura de repetição que possui um custo de </text:span><text:span text:style-name="T39">O(n²)</text:span><text:span text:style-name="T69">.</text:span></text:p>
      <text:p text:style-name="P38"/>
      <text:p text:style-name="P33"><text:span text:style-name="T87">→</text:span><text:span text:style-name="T88"> imprimir_</text:span><text:span text:style-name="T89">resposta</text:span></text:p>
      <text:p text:style-name="P16"><text:span text:style-name="T88"><text:tab/>Essa função irá imprimir todas as respostas necessárias para que as relações descritas acima sejam verdadeiras, isso é feito com um custo assintótico de ordem </text:span><text:span text:style-name="T19">O(n)</text:span><text:span text:style-name="T88"> em tempo e como não há espaço ocupado temos </text:span><text:span text:style-name="T19">O(1)</text:span><text:span text:style-name="T88">.</text:span></text:p>
      <text:p text:style-name="P31"/>
      <text:p text:style-name="P28"><text:span text:style-name="T6">→</text:span><text:span text:style-name="T7"> </text:span><text:span text:style-name="T6">m</text:span><text:span text:style-name="T4">ain <text:tab/></text:span></text:p>
      <text:p text:style-name="P12"><text:span text:style-name="T5"><text:tab/></text:span><text:span text:style-name="T53">A função main irá efetuar os procedimentos para que a saída esperada seja executada, isto é, analisar se </text:span><text:span text:style-name="T54">a</text:span><text:span text:style-name="T53"> entrada de dados corresponde a uma das relações propostas no trabalho. Caso seja falso, ela irá imprimir os pares ordenados que seriam capazes de tornar aquela entrada verdadeira. <text:tab/></text:span><text:span text:style-name="T61">Para isso iremos alocar estaticamente um vetor chamado </text:span><text:span text:style-name="T34">“vetor_resposta” </text:span><text:span text:style-name="T61">que </text:span><text:span text:style-name="T62">terá a função de </text:span><text:span text:style-name="T61">salvar respostas resultantes caso a relação descrita seja falsa. Como esse vetor independe da entrada de dados, ele terá um custo assintótico de espaço de </text:span><text:span text:style-name="T34">O(1)</text:span><text:span text:style-name="T61">, assim como de tempo.</text:span></text:p>
      <text:p text:style-name="P12"><text:span text:style-name="T61"><text:tab/></text:span><text:span text:style-name="T62">Após isso, iremos analisar as relações descritas acima verificando se é verdadeira ou falsa, isso é feito por meio de estruturas condicionais que possuem um custo assintótico de tempo e espaço de </text:span><text:span text:style-name="T35">O(1)</text:span><text:span text:style-name="T62"> por serem constantes.</text:span><text:span text:style-name="T61"> </text:span><text:span text:style-name="T62">Caso seja falsa, iremos utilizar a variável </text:span><text:span text:style-name="T35">“vetor_resposta”</text:span><text:span text:style-name="T62"> para imprimir os pares que seriam capazes de confirmar a relação, o processo de impressão é feito na função </text:span><text:span text:style-name="T35">“imprimir_resposta”</text:span><text:span text:style-name="T62"> já detalhado.</text:span></text:p>
      <text:p text:style-name="P13"><text:span text:style-name="T69"><text:tab/></text:span><text:span text:style-name="T71">A seguir temos r</text:span><text:span text:style-name="T69">elação de equivalência e ordem parcial </text:span><text:span text:style-name="T71">que p</text:span><text:span text:style-name="T69">or definição, relação de equivalência é falsa quando meu conjunto de dados não é <text:s/>transitivo ou reflexiva ou simetrica, ou simultameamente as três relações. </text:span><text:span text:style-name="T71">Já p</text:span><text:span text:style-name="T69">ara ordem parcial, temos falsa quando não é transitiva ou </text:span><text:soft-page-break/><text:span text:style-name="T69">reflexiva ou antissimétrica. O custo assintótico de tempo </text:span><text:span text:style-name="T72">e espaço </text:span><text:span text:style-name="T69">desse bloco novamente por usar apenas estruturas condicionais é de </text:span><text:span text:style-name="T39">O(1)</text:span><text:span text:style-name="T69">.</text:span></text:p>
      <text:p text:style-name="P2"><text:span text:style-name="T55"><text:tab/></text:span><text:span text:style-name="T56">Finalmente temos </text:span><text:span text:style-name="T63">o </text:span><text:span text:style-name="T36">“fecho transitivo”</text:span><text:span text:style-name="T63">,</text:span><text:span text:style-name="T56"> ela sempre será impressa entretanto </text:span><text:span text:style-name="T57">com um custo de </text:span><text:span text:style-name="T32">O(n²)</text:span><text:span text:style-name="T57"> em tempo</text:span><text:span text:style-name="T56">, <text:s/>quando minha entrada é transitiva, a impressão será de todos os pares ordenados da minha entrada. Caso seja negativa, </text:span><text:span text:style-name="T63">analisaremos</text:span><text:span text:style-name="T57"> quando a expressão </text:span><text:span text:style-name="T38">“[i][j] == 1 &amp;&amp; [j][z] == 1 &amp;&amp; [i][z] != 1” </text:span><text:span text:style-name="T68">é </text:span><text:span text:style-name="T70">satisfeita gerando o mesmo custo assintótico de tempo. </text:span><text:span text:style-name="T72">I</text:span><text:span text:style-name="T70">sso é feito após a impressão de todos os pares ordenados marcados como “1” na matriz </text:span><text:span text:style-name="T37">“matriz_int_aloc”</text:span><text:span text:style-name="T67">, </text:span><text:span text:style-name="T70">lembre-se que como foi dito, quando a </text:span><text:span text:style-name="T40">“transitiva”</text:span><text:span text:style-name="T70"> for falsa incluiremos ao final da impressão o valor de </text:span><text:span text:style-name="T40">“1”</text:span><text:span text:style-name="T70"> para todos os pares impressos. O processo de repetir a expressão usada na </text:span><text:span text:style-name="T40">“</text:span><text:span text:style-name="T42">t</text:span><text:span text:style-name="T40">ransitiva” </text:span><text:span text:style-name="T70">é explicado pois podemos ter pares transitivos formados a partir da união desses casos, vejamos um exemplo abaixo:</text:span></text:p>
      <text:p text:style-name="P22"/>
      <text:p text:style-name="P7"><text:span text:style-name="T70">4 1 2 3 4<text:tab/><text:tab/><text:tab/><text:tab/><text:tab/><text:tab/><text:tab/><text:tab/><text:tab/><text:tab/><text:tab/></text:span><text:span text:style-name="T69">P</text:span><text:span text:style-name="T70">ares ordenados: (1,2) ; (2,3); (3,4)</text:span></text:p>
      <text:p text:style-name="P23">1 2<text:tab/><text:tab/><text:tab/><text:tab/><text:tab/><text:tab/><text:tab/><text:tab/><text:tab/><text:tab/><text:tab/><text:tab/><text:tab/>Transitividade: (1,3) ; (2,4)</text:p>
      <text:p text:style-name="P22">2 3</text:p>
      <text:p text:style-name="P22">3 4</text:p>
      <text:p text:style-name="P15"/>
      <text:p text:style-name="P42"><text:span text:style-name="T57"><text:tab/>Note que pela definição da relação transitiva</text:span><text:span text:style-name="T58"> </text:span><text:span text:style-name="T64">c</text:span><text:span text:style-name="T57">omo faz parte da minha solução os pares (1,3) e (3,4), pela definição (1,4) também </text:span><text:span text:style-name="T59">deverá </text:span><text:span text:style-name="T57"><text:s/>parte da solução, logo a justificativa para que o passo dado no bloco acima seja refeito, isso eliminará a possibilidade de algum par estar ausente, </text:span><text:span text:style-name="T60">consumindo </text:span><text:span text:style-name="T33">O(n³)</text:span><text:span text:style-name="T60"> em tempo.</text:span></text:p>
      <text:p text:style-name="P25"><text:tab/>Então, concluímos que o custo assintótico<text:span text:style-name="T99"> no pior caso</text:span> do código-fonte <text:span text:style-name="T8">“relacao.c”</text:span> <text:span text:style-name="T100">de tempo e espaço respectivamente </text:span>é da ordem de <text:span text:style-name="T21">O(n³) </text:span><text:span text:style-name="T26">, </text:span><text:span text:style-name="T22">O(n²)</text:span><text:span text:style-name="T27">.</text:span></text:p>
      <text:p text:style-name="P27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20:28:32.829019149</meta:creation-date>
    <dc:date>2020-09-27T20:23:21.752278488</dc:date>
    <meta:editing-duration>PT2H52M15S</meta:editing-duration>
    <meta:editing-cycles>53</meta:editing-cycles>
    <meta:generator>LibreOffice/6.4.6.2$Linux_X86_64 LibreOffice_project/40$Build-2</meta:generator>
    <meta:document-statistic meta:table-count="0" meta:image-count="0" meta:object-count="6" meta:page-count="3" meta:paragraph-count="52" meta:word-count="1248" meta:character-count="7496" meta:non-whitespace-character-count="6224"/>
  </office:meta>
</office:document-meta>
</file>

<file path=Object 2/content.xml><?xml version="1.0" encoding="utf-8"?>
<math xmlns="http://www.w3.org/1998/Math/MathML" display="block">
  <semantics>
    <mrow>
      <mi>R</mi>
      <mi>é</mi>
      <mi mathvariant="italic">transitiva</mi>
      <mo stretchy="false">⇔</mo>
      <mo stretchy="false">∀</mo>
      <mi>x</mi>
      <mi>,</mi>
      <mi>y</mi>
      <mi>,</mi>
      <mi>z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>e</mi>
      <mtext/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∈</mo>
        <mi>R</mi>
      </mrow>
      <mi>,</mi>
      <mi mathvariant="italic">então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∈</mo>
        <mi>R</mi>
      </mrow>
    </mrow>
    <annotation encoding="StarMath 5.0">R é transitiva dlrarrow forall x, y,z ""em A,""se ( x,y ) in R, "" e""( y,z ) in R, então  ( x,z ) in R</annotation>
  </semantics>
</math>
</file>

<file path=Object 3/content.xml><?xml version="1.0" encoding="utf-8"?>
<math xmlns="http://www.w3.org/1998/Math/MathML" display="block">
  <semantics>
    <mrow>
      <mi>R</mi>
      <mi>é</mi>
      <mi mathvariant="italic">assimetrica</mi>
      <mo stretchy="false">⇔</mo>
      <mo stretchy="false">∀</mo>
      <mi>x</mi>
      <mi>e</mi>
      <mi>y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 mathvariant="italic">então</mi>
      <mrow>
        <mrow>
          <mo fence="true" stretchy="false">(</mo>
          <mrow>
            <mrow>
              <mi>y</mi>
              <mi>,</mi>
              <mi>x</mi>
            </mrow>
          </mrow>
          <mo fence="true" stretchy="false">)</mo>
        </mrow>
        <mo stretchy="false">∉</mo>
        <mi>R</mi>
      </mrow>
    </mrow>
    <annotation encoding="StarMath 5.0">R é assimetrica dlrarrow forall x e y ""em A,""se ( x,y ) in R, "" então ( y,x ) notin R</annotation>
  </semantics>
</math>
</file>

<file path=Object 4/content.xml><?xml version="1.0" encoding="utf-8"?>
<math xmlns="http://www.w3.org/1998/Math/MathML" display="block">
  <semantics>
    <mrow>
      <mi>R</mi>
      <mi>é</mi>
      <mi mathvariant="italic">anti</mi>
      <mtext>-</mtext>
      <mi mathvariant="italic">simetrica</mi>
      <mo stretchy="false">⇔</mo>
      <mo stretchy="false">∀</mo>
      <mi>x</mi>
      <mi>e</mi>
      <mi>y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text/>
      <mi>e</mi>
      <mtext/>
      <mrow>
        <mrow>
          <mo fence="true" stretchy="false">(</mo>
          <mrow>
            <mrow>
              <mi>y</mi>
              <mi>,</mi>
              <mi>x</mi>
            </mrow>
          </mrow>
          <mo fence="true" stretchy="false">)</mo>
        </mrow>
        <mo stretchy="false">∈</mo>
        <mi>R</mi>
      </mrow>
      <mi>,</mi>
      <mtext/>
      <mi mathvariant="italic">então</mi>
      <mtext/>
      <mrow>
        <mi>x</mi>
        <mo stretchy="false">=</mo>
        <mi>y</mi>
      </mrow>
    </mrow>
    <annotation encoding="StarMath 5.0">R é anti"-"simetrica dlrarrow forall x e y ""em A,""se ( x,y ) in R "" e""( y,x ) in R, "" então ""x = y </annotation>
  </semantics>
</math>
</file>

<file path=Object 5/content.xml><?xml version="1.0" encoding="utf-8"?>
<math xmlns="http://www.w3.org/1998/Math/MathML" display="block">
  <semantics>
    <mrow>
      <mi>R</mi>
      <mi>é</mi>
      <mi mathvariant="italic">simetrica</mi>
      <mo stretchy="false">⇔</mo>
      <mo stretchy="false">∀</mo>
      <mi>x</mi>
      <mi>e</mi>
      <mi>y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 mathvariant="italic">então</mi>
      <mrow>
        <mrow>
          <mo fence="true" stretchy="false">(</mo>
          <mrow>
            <mrow>
              <mi>y</mi>
              <mi>,</mi>
              <mi>x</mi>
            </mrow>
          </mrow>
          <mo fence="true" stretchy="false">)</mo>
        </mrow>
        <mo stretchy="false">∈</mo>
        <mi>R</mi>
      </mrow>
    </mrow>
    <annotation encoding="StarMath 5.0">R é simetrica dlrarrow forall x e y ""em A,""se ( x,y ) in R, "" então ( y,x ) in R</annotation>
  </semantics>
</math>
</file>

<file path=Object 6/content.xml><?xml version="1.0" encoding="utf-8"?>
<math xmlns="http://www.w3.org/1998/Math/MathML" display="block">
  <semantics>
    <mrow>
      <mi>R</mi>
      <mi>é</mi>
      <mi mathvariant="italic">irreflexiva</mi>
      <mo stretchy="false">⇔</mo>
      <mo stretchy="false">∀</mo>
      <mi>x</mi>
      <mtext/>
      <mi mathvariant="italic">em</mi>
      <mi>A</mi>
      <mi>,</mi>
      <mtext/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∉</mo>
        <mi>R</mi>
      </mrow>
    </mrow>
    <annotation encoding="StarMath 5.0">R é irreflexiva dlrarrow forall x ""em A,"" ( x,x ) notin R</annotation>
  </semantics>
</math>
</file>

<file path=Object 7/content.xml><?xml version="1.0" encoding="utf-8"?>
<math xmlns="http://www.w3.org/1998/Math/MathML" display="block">
  <semantics>
    <mrow>
      <mi>R</mi>
      <mi>é</mi>
      <mi mathvariant="italic">reflexiva</mi>
      <mo stretchy="false">⇔</mo>
      <mo stretchy="false">∀</mo>
      <mi>x</mi>
      <mtext/>
      <mi mathvariant="italic">em</mi>
      <mi>A</mi>
      <mi>,</mi>
      <mtext/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∈</mo>
        <mi>R</mi>
      </mrow>
    </mrow>
    <annotation encoding="StarMath 5.0">R é reflexiva dlrarrow forall x ""em A,"" ( x,x ) in R</annotation>
  </semantics>
</math>
</file>